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400000004077CDC8F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ffcc00" draw:fill-color="#ffcc00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05cm" svg:stroke-color="#cc9900" draw:marker-start-width="0.275cm" draw:marker-end-width="0.275cm" svg:stroke-linecap="round" draw:fill="none" draw:textarea-horizontal-align="center" draw:textarea-vertical-align="middle" fo:padding-top="0.025cm" fo:padding-bottom="0.025cm" fo:padding-left="0.025cm" fo:padding-right="0.025cm"/>
    </style:style>
    <style:style style:name="gr3" style:family="graphic" style:parent-style-name="objectwithoutfill">
      <style:graphic-properties svg:stroke-width="0.05cm" svg:stroke-color="#ff6600" draw:marker-start-width="0.275cm" draw:marker-end-width="0.275cm" svg:stroke-linecap="round" draw:fill="none" draw:textarea-horizontal-align="center" draw:textarea-vertical-align="middle" fo:padding-top="0.025cm" fo:padding-bottom="0.025cm" fo:padding-left="0.025cm" fo:padding-right="0.025cm"/>
    </style:style>
    <style:style style:name="gr4" style:family="graphic" style:parent-style-name="objectwithoutfill">
      <style:graphic-properties svg:stroke-width="0.05cm" svg:stroke-color="#ff9900" draw:marker-start-width="0.275cm" draw:marker-end-width="0.275cm" svg:stroke-linecap="round" draw:fill="none" draw:textarea-horizontal-align="center" draw:textarea-vertical-align="middle" fo:padding-top="0.025cm" fo:padding-bottom="0.025cm" fo:padding-left="0.025cm" fo:padding-right="0.025cm"/>
    </style:style>
    <style:style style:name="gr5" style:family="graphic" style:parent-style-name="objectwithoutfill">
      <style:graphic-properties svg:stroke-width="0.028cm" svg:stroke-color="#ccffff" draw:marker-start-width="0.242cm" draw:marker-end-width="0.242cm" svg:stroke-linecap="round" draw:fill="none" draw:textarea-horizontal-align="center" draw:textarea-vertical-align="middle" fo:padding-top="0.014cm" fo:padding-bottom="0.014cm" fo:padding-left="0.014cm" fo:padding-right="0.014cm"/>
    </style:style>
    <style:style style:name="gr6" style:family="graphic" style:parent-style-name="objectwithoutfill">
      <style:graphic-properties svg:stroke-width="0.05cm" svg:stroke-color="#eeeeee" draw:marker-start-width="0.275cm" draw:marker-end-width="0.275cm" svg:stroke-linecap="round" draw:fill="none" draw:textarea-horizontal-align="center" draw:textarea-vertical-align="middle" fo:padding-top="0.025cm" fo:padding-bottom="0.025cm" fo:padding-left="0.025cm" fo:padding-right="0.025cm"/>
    </style:style>
    <style:style style:name="gr7" style:family="graphic" style:parent-style-name="objectwithoutfill">
      <style:graphic-properties svg:stroke-width="0.05cm" svg:stroke-color="#ccffff" draw:marker-start-width="0.275cm" draw:marker-end-width="0.275cm" svg:stroke-linecap="round" draw:fill="none" draw:textarea-horizontal-align="center" draw:textarea-vertical-align="middle" fo:padding-top="0.025cm" fo:padding-bottom="0.025cm" fo:padding-left="0.025cm" fo:padding-right="0.025cm"/>
    </style:style>
    <style:style style:name="gr8" style:family="graphic" style:parent-style-name="objectwithoutfill">
      <style:graphic-properties svg:stroke-width="0.05cm" svg:stroke-color="#b2b2b2" draw:marker-start-width="0.275cm" draw:marker-end-width="0.275cm" svg:stroke-linecap="round" draw:fill="none" draw:textarea-horizontal-align="center" draw:textarea-vertical-align="middle" fo:padding-top="0.025cm" fo:padding-bottom="0.025cm" fo:padding-left="0.025cm" fo:padding-right="0.025cm"/>
    </style:style>
    <style:style style:name="gr9" style:family="graphic" style:parent-style-name="objectwithoutfill">
      <style:graphic-properties svg:stroke-width="0.05cm" svg:stroke-color="#dddddd" draw:marker-start-width="0.275cm" draw:marker-end-width="0.275cm" svg:stroke-linecap="round" draw:fill="none" draw:textarea-horizontal-align="center" draw:textarea-vertical-align="middle" fo:padding-top="0.025cm" fo:padding-bottom="0.025cm" fo:padding-left="0.025cm" fo:padding-right="0.025cm"/>
    </style:style>
    <style:style style:name="gr10" style:family="graphic" style:parent-style-name="objectwithoutfill">
      <style:graphic-properties svg:stroke-width="0.018cm" svg:stroke-color="#ccffff" draw:marker-start-width="0.227cm" draw:marker-end-width="0.227cm" svg:stroke-linecap="round" draw:fill="none" draw:textarea-horizontal-align="center" draw:textarea-vertical-align="middle" fo:padding-top="0.009cm" fo:padding-bottom="0.009cm" fo:padding-left="0.009cm" fo:padding-right="0.009cm"/>
    </style:style>
    <style:style style:name="gr11" style:family="graphic" style:parent-style-name="objectwithoutfill">
      <style:graphic-properties svg:stroke-width="0.028cm" svg:stroke-color="#eeeeee" draw:marker-start-width="0.242cm" draw:marker-end-width="0.242cm" svg:stroke-linecap="round" draw:fill="none" draw:textarea-horizontal-align="center" draw:textarea-vertical-align="middle" fo:padding-top="0.014cm" fo:padding-bottom="0.014cm" fo:padding-left="0.014cm" fo:padding-right="0.014cm"/>
    </style:style>
    <style:style style:name="gr12" style:family="graphic" style:parent-style-name="standard">
      <style:graphic-properties svg:stroke-width="0.028cm" svg:stroke-color="#ff66cc" draw:marker-start-width="0.242cm" draw:marker-end-width="0.242cm" draw:fill-color="#ff0000" draw:textarea-horizontal-align="justify" draw:textarea-vertical-align="middle" draw:auto-grow-height="false" fo:padding-top="0.014cm" fo:padding-bottom="0.014cm" fo:padding-left="0.014cm" fo:padding-right="0.014cm"/>
    </style:style>
    <style:style style:name="gr13" style:family="graphic" style:parent-style-name="objectwithoutfill">
      <style:graphic-properties svg:stroke-width="0.018cm" svg:stroke-color="#eeeeee" draw:marker-start-width="0.227cm" draw:marker-end-width="0.227cm" svg:stroke-linecap="round" draw:fill="none" draw:textarea-horizontal-align="center" draw:textarea-vertical-align="middle" fo:padding-top="0.009cm" fo:padding-bottom="0.009cm" fo:padding-left="0.009cm" fo:padding-right="0.009cm"/>
    </style:style>
    <style:style style:name="gr14" style:family="graphic" style:parent-style-name="objectwithoutfill">
      <style:graphic-properties svg:stroke-width="0.05cm" svg:stroke-color="#808080" draw:marker-start-width="0.275cm" draw:marker-end-width="0.275cm" svg:stroke-linecap="round" draw:fill="none" draw:textarea-horizontal-align="center" draw:textarea-vertical-align="middle" fo:padding-top="0.025cm" fo:padding-bottom="0.025cm" fo:padding-left="0.025cm" fo:padding-right="0.025cm"/>
    </style:style>
    <style:style style:name="gr15" style:family="graphic" style:parent-style-name="objectwithoutfill">
      <style:graphic-properties svg:stroke-width="0.05cm" svg:stroke-color="#cccccc" draw:marker-start-width="0.275cm" draw:marker-end-width="0.275cm" svg:stroke-linecap="round" draw:fill="none" draw:textarea-horizontal-align="center" draw:textarea-vertical-align="middle" fo:padding-top="0.025cm" fo:padding-bottom="0.025cm" fo:padding-left="0.025cm" fo:padding-right="0.025cm"/>
    </style:style>
    <style:style style:name="gr16" style:family="graphic" style:parent-style-name="objectwithoutfill">
      <style:graphic-properties svg:stroke-width="0.05cm" svg:stroke-color="#666666" draw:marker-start-width="0.275cm" draw:marker-end-width="0.275cm" svg:stroke-linecap="round" draw:fill="none" draw:textarea-horizontal-align="center" draw:textarea-vertical-align="middle" fo:padding-top="0.025cm" fo:padding-bottom="0.025cm" fo:padding-left="0.025cm" fo:padding-right="0.025cm"/>
    </style:style>
    <style:style style:name="gr17" style:family="graphic" style:parent-style-name="objectwithoutfill">
      <style:graphic-properties svg:stroke-width="0.05cm" svg:stroke-color="#999999" draw:marker-start-width="0.275cm" draw:marker-end-width="0.275cm" svg:stroke-linecap="round" draw:fill="none" draw:textarea-horizontal-align="center" draw:textarea-vertical-align="middle" fo:padding-top="0.025cm" fo:padding-bottom="0.025cm" fo:padding-left="0.025cm" fo:padding-right="0.02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WEB-Draw-klein">
        <draw:g>
          <draw:custom-shape draw:style-name="gr1" draw:text-style-name="P1" draw:layer="layout" svg:width="0.955cm" svg:height="0.889cm" svg:x="0.021cm" svg:y="0.057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6050.7399577167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g>
            <draw:line draw:style-name="gr2" draw:layer="layout" svg:x1="0.034cm" svg:y1="0.587cm" svg:x2="0.97cm" svg:y2="0.587cm">
              <text:p/>
            </draw:line>
            <draw:line draw:style-name="gr3" draw:layer="layout" svg:x1="0.105cm" svg:y1="0.587cm" svg:x2="0.911cm" svg:y2="0.587cm">
              <text:p/>
            </draw:line>
            <draw:line draw:style-name="gr4" draw:layer="layout" svg:x1="0.159cm" svg:y1="0.587cm" svg:x2="0.851cm" svg:y2="0.585cm">
              <text:p/>
            </draw:line>
            <draw:line draw:style-name="gr5" draw:layer="layout" svg:x1="0.219cm" svg:y1="0.585cm" svg:x2="0.248cm" svg:y2="0.59cm">
              <text:p/>
            </draw:line>
            <draw:line draw:style-name="gr6" draw:layer="layout" svg:x1="0.417cm" svg:y1="0.584cm" svg:x2="0.449cm" svg:y2="0.59cm">
              <text:p/>
            </draw:line>
            <draw:line draw:style-name="gr7" draw:layer="layout" svg:x1="0.697cm" svg:y1="0.581cm" svg:x2="0.74cm" svg:y2="0.59cm">
              <text:p/>
            </draw:line>
          </draw:g>
          <draw:g>
            <draw:line draw:style-name="gr8" draw:layer="layout" svg:x1="0.034cm" svg:y1="0.499cm" svg:x2="0.97cm" svg:y2="0.499cm">
              <text:p/>
            </draw:line>
            <draw:line draw:style-name="gr9" draw:layer="layout" svg:x1="0.099cm" svg:y1="0.501cm" svg:x2="0.915cm" svg:y2="0.499cm">
              <text:p/>
            </draw:line>
            <draw:line draw:style-name="gr6" draw:layer="layout" svg:x1="0.17cm" svg:y1="0.501cm" svg:x2="0.837cm" svg:y2="0.499cm">
              <text:p/>
            </draw:line>
          </draw:g>
          <draw:g>
            <draw:line draw:style-name="gr2" draw:layer="layout" svg:x1="0.034cm" svg:y1="0.415cm" svg:x2="0.97cm" svg:y2="0.415cm">
              <text:p/>
            </draw:line>
            <draw:line draw:style-name="gr3" draw:layer="layout" svg:x1="0.105cm" svg:y1="0.415cm" svg:x2="0.911cm" svg:y2="0.415cm">
              <text:p/>
            </draw:line>
            <draw:line draw:style-name="gr4" draw:layer="layout" svg:x1="0.159cm" svg:y1="0.416cm" svg:x2="0.851cm" svg:y2="0.414cm">
              <text:p/>
            </draw:line>
            <draw:line draw:style-name="gr10" draw:layer="layout" svg:x1="0.26cm" svg:y1="0.42cm" svg:x2="0.314cm" svg:y2="0.408cm">
              <text:p/>
            </draw:line>
            <draw:line draw:style-name="gr11" draw:layer="layout" svg:x1="0.476cm" svg:y1="0.42cm" svg:x2="0.527cm" svg:y2="0.409cm">
              <text:p/>
            </draw:line>
            <draw:line draw:style-name="gr10" draw:layer="layout" svg:x1="0.707cm" svg:y1="0.428cm" svg:x2="0.762cm" svg:y2="0.403cm">
              <text:p/>
            </draw:line>
          </draw:g>
          <draw:g>
            <draw:line draw:style-name="gr8" draw:layer="layout" svg:x1="0.031cm" svg:y1="0.337cm" svg:x2="0.967cm" svg:y2="0.337cm">
              <text:p/>
            </draw:line>
            <draw:line draw:style-name="gr9" draw:layer="layout" svg:x1="0.095cm" svg:y1="0.339cm" svg:x2="0.911cm" svg:y2="0.337cm">
              <text:p/>
            </draw:line>
            <draw:line draw:style-name="gr6" draw:layer="layout" svg:x1="0.167cm" svg:y1="0.339cm" svg:x2="0.834cm" svg:y2="0.337cm">
              <text:p/>
            </draw:line>
          </draw:g>
          <draw:g>
            <draw:line draw:style-name="gr8" draw:layer="layout" svg:x1="0.032cm" svg:y1="0.669cm" svg:x2="0.968cm" svg:y2="0.669cm">
              <text:p/>
            </draw:line>
            <draw:line draw:style-name="gr9" draw:layer="layout" svg:x1="0.097cm" svg:y1="0.671cm" svg:x2="0.913cm" svg:y2="0.669cm">
              <text:p/>
            </draw:line>
            <draw:line draw:style-name="gr6" draw:layer="layout" svg:x1="0.168cm" svg:y1="0.671cm" svg:x2="0.835cm" svg:y2="0.669cm">
              <text:p/>
            </draw:line>
          </draw:g>
          <draw:g>
            <draw:custom-shape draw:style-name="gr12" draw:text-style-name="P1" draw:layer="layout" svg:width="0.287cm" svg:height="0.141cm" svg:x="0.572cm" svg:y="0.525cm">
              <text:p/>
    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    <draw:equation draw:name="f0" draw:formula="left+$0 "/>
                <draw:equation draw:name="f1" draw:formula="top+$0 "/>
                <draw:equation draw:name="f2" draw:formula="right-$0 "/>
                <draw:equation draw:name="f3" draw:formula="bottom-$0 "/>
                <draw:equation draw:name="f4" draw:formula="$0 /2"/>
                <draw:equation draw:name="f5" draw:formula="left+?f4 "/>
                <draw:equation draw:name="f6" draw:formula="top+?f4 "/>
                <draw:equation draw:name="f7" draw:formula="right-?f4 "/>
                <draw:equation draw:name="f8" draw:formula="bottom-?f4 "/>
                <draw:handle draw:handle-position="$0 top" draw:handle-range-x-minimum="0" draw:handle-range-x-maximum="10800"/>
              </draw:enhanced-geometry>
            </draw:custom-shape>
            <draw:line draw:style-name="gr11" draw:layer="layout" svg:x1="0.767cm" svg:y1="0.554cm" svg:x2="0.818cm" svg:y2="0.554cm">
              <text:p/>
            </draw:line>
          </draw:g>
          <draw:g>
            <draw:line draw:style-name="gr2" draw:layer="layout" svg:x1="0.08cm" svg:y1="0.254cm" svg:x2="0.919cm" svg:y2="0.254cm">
              <text:p/>
            </draw:line>
            <draw:line draw:style-name="gr3" draw:layer="layout" svg:x1="0.144cm" svg:y1="0.254cm" svg:x2="0.867cm" svg:y2="0.254cm">
              <text:p/>
            </draw:line>
            <draw:line draw:style-name="gr4" draw:layer="layout" svg:x1="0.192cm" svg:y1="0.254cm" svg:x2="0.813cm" svg:y2="0.253cm">
              <text:p/>
            </draw:line>
            <draw:line draw:style-name="gr5" draw:layer="layout" svg:x1="0.33cm" svg:y1="0.256cm" svg:x2="0.371cm" svg:y2="0.258cm">
              <text:p/>
            </draw:line>
            <draw:line draw:style-name="gr13" draw:layer="layout" svg:x1="0.583cm" svg:y1="0.253cm" svg:x2="0.611cm" svg:y2="0.257cm">
              <text:p/>
            </draw:line>
          </draw:g>
          <draw:g>
            <draw:line draw:style-name="gr14" draw:layer="layout" svg:x1="0.174cm" svg:y1="0.165cm" svg:x2="0.816cm" svg:y2="0.165cm">
              <text:p/>
            </draw:line>
            <draw:line draw:style-name="gr8" draw:layer="layout" svg:x1="0.221cm" svg:y1="0.165cm" svg:x2="0.778cm" svg:y2="0.165cm">
              <text:p/>
            </draw:line>
            <draw:line draw:style-name="gr15" draw:layer="layout" svg:x1="0.284cm" svg:y1="0.165cm" svg:x2="0.707cm" svg:y2="0.167cm">
              <text:p/>
            </draw:line>
          </draw:g>
          <draw:g>
            <draw:line draw:style-name="gr16" draw:layer="layout" svg:x1="0.288cm" svg:y1="0.086cm" svg:x2="0.701cm" svg:y2="0.086cm">
              <text:p/>
            </draw:line>
            <draw:line draw:style-name="gr17" draw:layer="layout" svg:x1="0.326cm" svg:y1="0.088cm" svg:x2="0.668cm" svg:y2="0.086cm">
              <text:p/>
            </draw:line>
            <draw:line draw:style-name="gr8" draw:layer="layout" svg:x1="0.415cm" svg:y1="0.088cm" svg:x2="0.586cm" svg:y2="0.086cm">
              <text:p/>
            </draw:line>
          </draw:g>
          <draw:g>
            <draw:line draw:style-name="gr2" draw:layer="layout" svg:x1="0.088cm" svg:y1="0.755cm" svg:x2="0.927cm" svg:y2="0.755cm">
              <text:p/>
            </draw:line>
            <draw:line draw:style-name="gr3" draw:layer="layout" svg:x1="0.151cm" svg:y1="0.755cm" svg:x2="0.874cm" svg:y2="0.755cm">
              <text:p/>
            </draw:line>
            <draw:line draw:style-name="gr4" draw:layer="layout" svg:x1="0.2cm" svg:y1="0.755cm" svg:x2="0.821cm" svg:y2="0.754cm">
              <text:p/>
            </draw:line>
            <draw:line draw:style-name="gr5" draw:layer="layout" svg:x1="0.314cm" svg:y1="0.76cm" svg:x2="0.346cm" svg:y2="0.746cm">
              <text:p/>
            </draw:line>
            <draw:line draw:style-name="gr13" draw:layer="layout" svg:x1="0.487cm" svg:y1="0.757cm" svg:x2="0.519cm" svg:y2="0.751cm">
              <text:p/>
            </draw:line>
            <draw:line draw:style-name="gr7" draw:layer="layout" svg:x1="0.667cm" svg:y1="0.759cm" svg:x2="0.722cm" svg:y2="0.751cm">
              <text:p/>
            </draw:line>
          </draw:g>
          <draw:g>
            <draw:line draw:style-name="gr16" draw:layer="layout" svg:x1="0.296cm" svg:y1="0.913cm" svg:x2="0.709cm" svg:y2="0.913cm">
              <text:p/>
            </draw:line>
            <draw:line draw:style-name="gr17" draw:layer="layout" svg:x1="0.334cm" svg:y1="0.915cm" svg:x2="0.676cm" svg:y2="0.913cm">
              <text:p/>
            </draw:line>
            <draw:line draw:style-name="gr8" draw:layer="layout" svg:x1="0.422cm" svg:y1="0.915cm" svg:x2="0.593cm" svg:y2="0.913cm">
              <text:p/>
            </draw:line>
          </draw:g>
          <draw:g>
            <draw:line draw:style-name="gr14" draw:layer="layout" svg:x1="0.176cm" svg:y1="0.83cm" svg:x2="0.818cm" svg:y2="0.83cm">
              <text:p/>
            </draw:line>
            <draw:line draw:style-name="gr8" draw:layer="layout" svg:x1="0.223cm" svg:y1="0.83cm" svg:x2="0.78cm" svg:y2="0.83cm">
              <text:p/>
            </draw:line>
            <draw:line draw:style-name="gr15" draw:layer="layout" svg:x1="0.286cm" svg:y1="0.83cm" svg:x2="0.709cm" svg:y2="0.832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marker draw:name="Arrow" svg:viewBox="0 0 20 30" svg:d="m10 0-10 30h20"/>
    <draw:marker draw:name="Symmetric_20_Arrow" draw:display-name="Symmetric Arrow" svg:viewBox="0 0 1131 902" svg:d="m564 0-564 902h1131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" style:font-family-generic="roman" fo:font-size="24pt" fo:language="de" fo:country="DE" style:font-family-asian="'Andale Sans UI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ccccff" draw:fill-gradient-name="Gradient_20_7" draw:fill-hatch-name="Hatch_20_46" draw:fill-image-name="Bitmape_20_1" draw:fill-image-width="0cm" draw:fill-image-height="0cm" draw:shadow="hidden" draw:shadow-offset-x="0.3cm" draw:shadow-offset-y="0.3cm" draw:shadow-color="#808080" draw:decimal-places="1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Arial" style:font-style-name="Standard" style:font-family-generic="swiss" style:font-pitch="variable" fo:font-size="8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cm" svg:stroke-color="#000000" draw:marker-start="Arrow" draw:marker-start-width="0.48cm" draw:marker-start-center="true" draw:marker-end="Symmetric_20_Arrow" draw:marker-end-width="0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Verbinder_20_mit_20_Pfeil" style:display-name="Verbinder mit Pfeil" style:family="graphic" style:parent-style-name="standard">
      <style:graphic-properties draw:marker-end="Symmetric_20_Arrow" draw:marker-end-width="0.2cm" draw:textarea-horizontal-align="center" draw:textarea-vertical-align="middle"/>
    </style:style>
    <style:style style:name="Verbinder-Standard_20_mit_20_Pfeil" style:display-name="Verbinder-Standard mit Pfeil" style:family="graphic" style:parent-style-name="standard">
      <style:graphic-properties draw:marker-end="Symmetric_20_Arrow"/>
    </style:style>
    <style:style style:name="Verbinder-direkt_20_mit_20_Pfeil_20_rot" style:display-name="Verbinder-direkt mit Pfeil rot" style:family="graphic" style:parent-style-name="Verbinder_20_mit_20_Pfeil">
      <style:graphic-properties svg:stroke-color="#800000"/>
    </style:style>
    <style:style style:name="Verbinder-Standard_20_mit_20_Pfeil_20_rot" style:display-name="Verbinder-Standard mit Pfeil rot" style:family="graphic">
      <style:graphic-properties svg:stroke-color="#800000"/>
    </style:style>
  </office:styles>
  <office:automatic-styles>
    <style:page-layout style:name="PM0">
      <style:page-layout-properties fo:margin-top="0cm" fo:margin-bottom="0cm" fo:margin-left="0cm" fo:margin-right="0cm" fo:page-width="1cm" fo:page-height="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WEB-Draw-klein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0.0$Win32 OpenOffice.org_project/400m3$Build-9702</meta:generator>
    <meta:creation-date>2014-01-26T21:28:42.45</meta:creation-date>
    <dc:language>de-DE</dc:language>
    <meta:editing-cycles>8</meta:editing-cycles>
    <meta:editing-duration>PT21M39S</meta:editing-duration>
    <dc:title>WEB-Draw-klein</dc:title>
    <meta:initial-creator>Martin Korneffel</meta:initial-creator>
    <dc:date>2014-01-26T22:21:37.17</dc:date>
    <dc:creator>Martin Korneffel</dc:creator>
    <meta:document-statistic meta:object-count="60"/>
    <meta:user-defined meta:name="Info 1"/>
    <meta:user-defined meta:name="Info 2"/>
    <meta:user-defined meta:name="Info 3"/>
    <meta:user-defined meta:name="Info 4"/>
    <meta:template xlink:type="simple" xlink:actuate="onRequest" xlink:title="WEB-Draw-klein" xlink:href="../../../../../../Users/Martin/AppData/Roaming/OpenOffice/4/user/template/WEB-Draw-klein.otg" meta:date="2014-01-26T21:28:40.37"/>
  </office:meta>
</office:document-meta>
</file>